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1.374cm" fo:break-before="auto" style:use-optimal-row-height="false"/>
    </style:style>
    <style:style style:name="ro4" style:family="table-row">
      <style:table-row-properties style:row-height="2.046cm" fo:break-before="auto" style:use-optimal-row-height="true"/>
    </style:style>
    <style:style style:name="ro5" style:family="table-row">
      <style:table-row-properties style:row-height="0.58cm" fo:break-before="auto" style:use-optimal-row-height="true"/>
    </style:style>
    <style:style style:name="ro6" style:family="table-row">
      <style:table-row-properties style:row-height="1.111cm" fo:break-before="auto" style:use-optimal-row-height="true"/>
    </style:style>
    <style:style style:name="ro7" style:family="table-row">
      <style:table-row-properties style:row-height="1.286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1.499cm" fo:break-before="auto" style:use-optimal-row-height="true"/>
    </style:style>
    <style:style style:name="ro12" style:family="table-row">
      <style:table-row-properties style:row-height="1cm" fo:break-before="auto" style:use-optimal-row-height="true"/>
    </style:style>
    <style:style style:name="ro13" style:family="table-row">
      <style:table-row-properties style:row-height="1.446cm" fo:break-before="auto" style:use-optimal-row-height="true"/>
    </style:style>
    <style:style style:name="ro14" style:family="table-row">
      <style:table-row-properties style:row-height="1.552cm" fo:break-before="auto" style:use-optimal-row-height="true"/>
    </style:style>
    <style:style style:name="ro15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8" table:number-columns-repeated="2"/>
          <table:table-cell table:style-name="ce28" office:value-type="string">
            <text:p>GPS</text:p>
          </table:table-cell>
          <table:table-cell table:style-name="ce28" office:value-type="string">
            <text:p>concate</text:p>
          </table:table-cell>
          <table:table-cell table:style-name="ce28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1-11_10-22-50_000.jpg</text:p>
          </table:table-cell>
          <table:table-cell table:style-name="ce12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38 E-139-34-49.93</text:p>
          </table:table-cell>
          <table:table-cell table:style-name="ce29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1-11_12-16-34_000.jpg</text:p>
          </table:table-cell>
          <table:table-cell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3 E-139-34-49.76</text:p>
          </table:table-cell>
          <table:table-cell table:style-name="ce29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1-11_14-38-22_000.jpg</text:p>
          </table:table-cell>
          <table:table-cell table:style-name="ce3" office:value-type="string">
            <text:p>:m 災害備蓄 / 入れたもの / せっけん / 植物石鹸、第一石鹸 / 表側 / 2019-11-11-①</text:p>
          </table:table-cell>
          <table:table-cell table:style-name="ce13"/>
          <table:table-cell table:style-name="ce3"/>
          <table:table-cell table:style-name="ce3" office:value-type="string">
            <text:p>N-35-35-28.48 E-139-34-49.49</text:p>
          </table:table-cell>
          <table:table-cell table:style-name="ce29" table:formula="of:=IF([.E4]=&quot;&quot;;[.C4];CONCATENATE([.C4];&quot; / &quot;;[.E4]))" office:value-type="string" office:string-value=":m 災害備蓄 / 入れたもの / せっけん / 植物石鹸、第一石鹸 / 表側 / 2019-11-11-①">
            <text:p>:m 災害備蓄 / 入れたもの / せっけん / 植物石鹸、第一石鹸 / 表側 / 2019-11-11-①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1-11_14-38-29_000.jpg</text:p>
          </table:table-cell>
          <table:table-cell table:style-name="ce3" office:value-type="string">
            <text:p>:m 災害備蓄 / 入れたもの / せっけん / 植物石鹸、第一石鹸 / 裏側 / 2019-11-11-①</text:p>
          </table:table-cell>
          <table:table-cell table:style-name="ce14"/>
          <table:table-cell table:style-name="ce3"/>
          <table:table-cell table:style-name="ce3" office:value-type="string">
            <text:p>N-35-35-28.6 E-139-34-49.6</text:p>
          </table:table-cell>
          <table:table-cell table:style-name="ce29" table:formula="of:=IF([.E5]=&quot;&quot;;[.C5];CONCATENATE([.C5];&quot; / &quot;;[.E5]))" office:value-type="string" office:string-value=":m 災害備蓄 / 入れたもの / せっけん / 植物石鹸、第一石鹸 / 裏側 / 2019-11-11-①">
            <text:p>:m 災害備蓄 / 入れたもの / せっけん / 植物石鹸、第一石鹸 / 裏側 / 2019-11-11-①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2019-11-11_14-40-05_000.jpg</text:p>
          </table:table-cell>
          <table:table-cell table:style-name="ce3" office:value-type="string">
            <text:p>:m 災害備蓄 / 入れたもの / メラミンスポンジ / 「ラクラク磨き技　ロングタイプ」 / 表側 / 2019-11-11-①</text:p>
          </table:table-cell>
          <table:table-cell table:style-name="ce14"/>
          <table:table-cell table:style-name="ce3"/>
          <table:table-cell table:style-name="ce3" office:value-type="string">
            <text:p>N-35-35-28.6 E-139-34-49.6</text:p>
          </table:table-cell>
          <table:table-cell table:style-name="ce29" table:formula="of:=IF([.E6]=&quot;&quot;;[.C6];CONCATENATE([.C6];&quot; / &quot;;[.E6]))" office:value-type="string" office:string-value=":m 災害備蓄 / 入れたもの / メラミンスポンジ / 「ラクラク磨き技　ロングタイプ」 / 表側 / 2019-11-11-①">
            <text:p>:m 災害備蓄 / 入れたもの / メラミンスポンジ / 「ラクラク磨き技　ロングタイプ」 / 表側 / 2019-11-11-①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1-11_14-40-09_000.jpg</text:p>
          </table:table-cell>
          <table:table-cell table:style-name="ce3" office:value-type="string">
            <text:p>:m 災害備蓄 / 入れたもの / メラミンスポンジ / 「ラクラク磨き技　ロングタイプ」 / 裏側 / 2019-11-11-①</text:p>
          </table:table-cell>
          <table:table-cell table:style-name="ce12"/>
          <table:table-cell table:style-name="ce3"/>
          <table:table-cell table:style-name="ce3" office:value-type="string">
            <text:p>N-35-35-28.6 E-139-34-49.6</text:p>
          </table:table-cell>
          <table:table-cell table:style-name="ce29" table:formula="of:=IF([.E7]=&quot;&quot;;[.C7];CONCATENATE([.C7];&quot; / &quot;;[.E7]))" office:value-type="string" office:string-value=":m 災害備蓄 / 入れたもの / メラミンスポンジ / 「ラクラク磨き技　ロングタイプ」 / 裏側 / 2019-11-11-①">
            <text:p>:m 災害備蓄 / 入れたもの / メラミンスポンジ / 「ラクラク磨き技　ロングタイプ」 / 裏側 / 2019-11-11-①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3" office:value-type="string">
            <text:p>2019-11-11_14-42-58_000.jpg</text:p>
          </table:table-cell>
          <table:table-cell table:style-name="ce14" office:value-type="string">
            <text:p>:PHOTO 記録 / @自室 / 用意するもの / 災害備蓄品の整理時、ダンボールに梱包する</text:p>
          </table:table-cell>
          <table:table-cell table:style-name="ce14"/>
          <table:table-cell table:style-name="ce3"/>
          <table:table-cell table:style-name="ce3" office:value-type="string">
            <text:p>N-35-35-28.6 E-139-34-49.6</text:p>
          </table:table-cell>
          <table:table-cell table:style-name="ce29" table:formula="of:=IF([.E8]=&quot;&quot;;[.C8];CONCATENATE([.C8];&quot; / &quot;;[.E8]))" office:value-type="string" office:string-value=":PHOTO 記録 / @自室 / 用意するもの / 災害備蓄品の整理時、ダンボールに梱包する">
            <text:p>:PHOTO 記録 / @自室 / 用意するもの / 災害備蓄品の整理時、ダンボールに梱包する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11-11_14-45-26_000.jpg</text:p>
          </table:table-cell>
          <table:table-cell table:style-name="ce18" office:value-type="string">
            <text:p>:m 災害備蓄 / 梱包完了＋リスト / 2019-11-11-①</text:p>
          </table:table-cell>
          <table:table-cell table:style-name="ce14"/>
          <table:table-cell table:style-name="ce3"/>
          <table:table-cell table:style-name="ce3" office:value-type="string">
            <text:p>N-35-35-28.37 E-139-34-49.6</text:p>
          </table:table-cell>
          <table:table-cell table:style-name="ce29" table:formula="of:=IF([.E9]=&quot;&quot;;[.C9];CONCATENATE([.C9];&quot; / &quot;;[.E9]))" office:value-type="string" office:string-value=":m 災害備蓄 / 梱包完了＋リスト / 2019-11-11-①">
            <text:p>:m 災害備蓄 / 梱包完了＋リスト / 2019-11-11-①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11-11_15-40-04_000.jpg</text:p>
          </table:table-cell>
          <table:table-cell table:style-name="ce18" office:value-type="string">
            <text:p>:m 1-4*4 RES / 245 / 『古典場から量子場への道』　高橋康 / p.88</text:p>
          </table:table-cell>
          <table:table-cell table:style-name="ce14"/>
          <table:table-cell table:style-name="ce3"/>
          <table:table-cell table:style-name="ce3" office:value-type="string">
            <text:p>N-35-35-28.6 E-139-34-49.54</text:p>
          </table:table-cell>
          <table:table-cell table:style-name="ce29" table:formula="of:=IF([.E10]=&quot;&quot;;[.C10];CONCATENATE([.C10];&quot; / &quot;;[.E10]))" office:value-type="string" office:string-value=":m 1-4*4 RES / 245 / 『古典場から量子場への道』　高橋康 / p.88">
            <text:p>:m 1-4*4 RES / 245 / 『古典場から量子場への道』　高橋康 / p.88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3" office:value-type="string">
            <text:p>2019-11-11_17-52-37_000.jpg</text:p>
          </table:table-cell>
          <table:table-cell table:style-name="ce18" office:value-type="string">
            <text:p>:m music / log / gt / || s.1:wu,action=arpeggio_hammering-pulling_harmonics_tap_scal:R=2_flamenco:R=1</text:p>
          </table:table-cell>
          <table:table-cell table:style-name="ce12"/>
          <table:table-cell table:style-name="ce3"/>
          <table:table-cell table:style-name="ce3" office:value-type="string">
            <text:p>N-35-35-28.31 E-139-34-49.71</text:p>
          </table:table-cell>
          <table:table-cell table:style-name="ce29" table:formula="of:=IF([.E11]=&quot;&quot;;[.C11];CONCATENATE([.C11];&quot; / &quot;;[.E11]))" office:value-type="string" office:string-value=":m music / log / gt / || s.1:wu,action=arpeggio_hammering-pulling_harmonics_tap_scal:R=2_flamenco:R=1">
            <text:p>:m music / log / gt / || s.1:wu,action=arpeggio_hammering-pulling_harmonics_tap_scal:R=2_flamenco:R=1</text:p>
          </table:table-cell>
          <table:table-cell table:style-name="ce3" office:value-type="string">
            <text:p>)</text:p>
          </table:table-cell>
          <table:table-cell table:style-name="ce30" office:value-type="string">
            <text:p>N-35-35-28.64 E-139-34-49.65</text:p>
          </table:table-cell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11-11_18-41-57_000.jpg</text:p>
          </table:table-cell>
          <table:table-cell table:style-name="ce18" office:value-type="string">
            <text:p>:bookmemo / 読んだ本 / 『西郷南洲遺訓』 / 著者=山田済斎、編</text:p>
          </table:table-cell>
          <table:table-cell table:style-name="ce14"/>
          <table:table-cell table:style-name="ce3"/>
          <table:table-cell table:style-name="ce3" office:value-type="string">
            <text:p>N-35-35-28.88 E-139-34-49.11</text:p>
          </table:table-cell>
          <table:table-cell table:style-name="ce29" table:formula="of:=IF([.E12]=&quot;&quot;;[.C12];CONCATENATE([.C12];&quot; / &quot;;[.E12]))" office:value-type="string" office:string-value=":bookmemo / 読んだ本 / 『西郷南洲遺訓』 / 著者=山田済斎、編">
            <text:p>:bookmemo / 読んだ本 / 『西郷南洲遺訓』 / 著者=山田済斎、編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11-11_19-09-23_000.jpg</text:p>
          </table:table-cell>
          <table:table-cell table:style-name="ce18" office:value-type="string">
            <text:p>:m 1-4*4 RES / 245 / 『なぜ日本は破綻寸前なのに円高なのか』　藤巻健史 / p.72</text:p>
          </table:table-cell>
          <table:table-cell table:style-name="ce12"/>
          <table:table-cell table:style-name="ce3"/>
          <table:table-cell table:style-name="ce3" office:value-type="string">
            <text:p>N-35-35-28.23 E-139-34-49.65</text:p>
          </table:table-cell>
          <table:table-cell table:style-name="ce29" table:formula="of:=IF([.E13]=&quot;&quot;;[.C13];CONCATENATE([.C13];&quot; / &quot;;[.E13]))" office:value-type="string" office:string-value=":m 1-4*4 RES / 245 / 『なぜ日本は破綻寸前なのに円高なのか』　藤巻健史 / p.72">
            <text:p>:m 1-4*4 RES / 245 / 『なぜ日本は破綻寸前なのに円高なのか』　藤巻健史 / p.72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6">
          <table:table-cell table:style-name="ce3" office:value-type="float" office:value="13">
            <text:p>13</text:p>
          </table:table-cell>
          <table:table-cell table:style-name="ce3" office:value-type="string">
            <text:p>2019-11-12_08-05-22_000.jpg</text:p>
          </table:table-cell>
          <table:table-cell table:style-name="ce14" office:value-type="string">
            <text:p>:m :PHOTO 起きた時刻 / 2019</text:p>
          </table:table-cell>
          <table:table-cell table:style-name="ce14"/>
          <table:table-cell table:style-name="ce3"/>
          <table:table-cell table:style-name="ce3" office:value-type="string">
            <text:p>N-35-35-28.57 E-139-34-49.71</text:p>
          </table:table-cell>
          <table:table-cell table:style-name="ce29" table:formula="of:=IF([.E14]=&quot;&quot;;[.C14];CONCATENATE([.C14];&quot; / &quot;;[.E14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5">
          <table:table-cell table:style-name="ce3" office:value-type="float" office:value="14">
            <text:p>14</text:p>
          </table:table-cell>
          <table:table-cell table:style-name="ce3" office:value-type="string">
            <text:p>2019-11-12_08-56-14_000.jpg</text:p>
          </table:table-cell>
          <table:table-cell table:style-name="ce19" office:value-type="string">
            <text:p>:PHOTO 記録 / 風邪引き　/ 痰の様子</text:p>
          </table:table-cell>
          <table:table-cell table:style-name="ce12"/>
          <table:table-cell table:style-name="ce3"/>
          <table:table-cell table:style-name="ce3" office:value-type="string">
            <text:p>N-35-35-28.4 E-139-34-49.22</text:p>
          </table:table-cell>
          <table:table-cell table:style-name="ce29" table:formula="of:=IF([.E15]=&quot;&quot;;[.C15];CONCATENATE([.C15];&quot; / &quot;;[.E15]))" office:value-type="string" office:string-value=":PHOTO 記録 / 風邪引き　/ 痰の様子">
            <text:p>:PHOTO 記録 / 風邪引き　/ 痰の様子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19-11-12_09-04-24_000.jpg</text:p>
          </table:table-cell>
          <table:table-cell table:style-name="ce6" office:value-type="string">
            <text:p>:m art / dessin / D-17 8# / des.身体：護身術：避ける</text:p>
          </table:table-cell>
          <table:table-cell table:style-name="ce13"/>
          <table:table-cell table:style-name="ce3"/>
          <table:table-cell table:style-name="ce3" office:value-type="string">
            <text:p>N-35-35-28.79 E-139-34-49.65</text:p>
          </table:table-cell>
          <table:table-cell table:style-name="ce29" table:formula="of:=IF([.E16]=&quot;&quot;;[.C16];CONCATENATE([.C16];&quot; / &quot;;[.E16]))" office:value-type="string" office:string-value=":m art / dessin / D-17 8# / des.身体：護身術：避ける">
            <text:p>:m art / dessin / D-17 8# / des.身体：護身術：避ける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formula="of:=[.A16]+1" office:value-type="float" office:value="16">
            <text:p>16</text:p>
          </table:table-cell>
          <table:table-cell table:style-name="ce3" office:value-type="string">
            <text:p>2019-11-05_05-34-39_000.m4a</text:p>
          </table:table-cell>
          <table:table-cell table:style-name="ce6" office:value-type="string">
            <text:p>diary 初めて ももひきを履いている、東和の仕事に行くのに、上着シャツの下に、トレーナー</text:p>
          </table:table-cell>
          <table:table-cell table:style-name="ce14"/>
          <table:table-cell table:style-name="ce3"/>
          <table:table-cell table:style-name="ce3" office:value-type="string">
            <text:p>N-35-35-28.68 E-139-34-49.82</text:p>
          </table:table-cell>
          <table:table-cell table:style-name="ce29" table:formula="of:=IF([.E17]=&quot;&quot;;[.C17];CONCATENATE([.C17];&quot; / &quot;;[.E17]))" office:value-type="string" office:string-value="diary 初めて ももひきを履いている、東和の仕事に行くのに、上着シャツの下に、トレーナー">
            <text:p>diary 初めて ももひきを履いている、東和の仕事に行くのに、上着シャツの下に、トレーナー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formula="of:=[.A17]+1" office:value-type="float" office:value="17">
            <text:p>17</text:p>
          </table:table-cell>
          <table:table-cell table:style-name="ce3" office:value-type="string">
            <text:p>2019-11-05_18-54-31_000.m4a</text:p>
          </table:table-cell>
          <table:table-cell table:style-name="ce6" office:value-type="string">
            <text:p>diary 初めて 仕事 体操 / 東和の仕事中、スラブの上で、体操を行った</text:p>
          </table:table-cell>
          <table:table-cell table:style-name="ce12"/>
          <table:table-cell table:style-name="ce3"/>
          <table:table-cell table:style-name="ce3" office:value-type="string">
            <text:p>N-35-35-28.5 E-139-34-49.65</text:p>
          </table:table-cell>
          <table:table-cell table:style-name="ce29" table:formula="of:=IF([.E18]=&quot;&quot;;[.C18];CONCATENATE([.C18];&quot; / &quot;;[.E18]))" office:value-type="string" office:string-value="diary 初めて 仕事 体操 / 東和の仕事中、スラブの上で、体操を行った">
            <text:p>diary 初めて 仕事 体操 / 東和の仕事中、スラブの上で、体操を行った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formula="of:=[.A18]+1" office:value-type="float" office:value="18">
            <text:p>18</text:p>
          </table:table-cell>
          <table:table-cell table:style-name="ce3" office:value-type="string">
            <text:p>2019-11-06_05-28-58_000.m4a</text:p>
          </table:table-cell>
          <table:table-cell table:style-name="ce20" office:value-type="string">
            <text:p>diary 初めて ツボ押し、オナニー止め</text:p>
          </table:table-cell>
          <table:table-cell table:style-name="ce3"/>
          <table:table-cell table:style-name="ce3"/>
          <table:table-cell table:style-name="ce3" office:value-type="string">
            <text:p>N-35-35-28.2 E-139-34-50.15</text:p>
          </table:table-cell>
          <table:table-cell table:style-name="ce29" table:formula="of:=IF([.E19]=&quot;&quot;;[.C19];CONCATENATE([.C19];&quot; / &quot;;[.E19]))" office:value-type="string" office:string-value="diary 初めて ツボ押し、オナニー止め">
            <text:p>diary 初めて ツボ押し、オナニー止め</text:p>
          </table:table-cell>
          <table:table-cell table:style-name="ce30" table:number-columns-repeated="2"/>
          <table:table-cell table:number-columns-repeated="1015"/>
        </table:table-row>
        <table:table-row table:style-name="ro7">
          <table:table-cell table:style-name="ce3" table:formula="of:=[.A19]+1" office:value-type="float" office:value="19">
            <text:p>19</text:p>
          </table:table-cell>
          <table:table-cell table:style-name="ce3" office:value-type="string">
            <text:p>2019-11-06_23-33-30_000.m4a</text:p>
          </table:table-cell>
          <table:table-cell table:style-name="ce21" office:value-type="string">
            <text:p>diary 初めて タイマー使用、寝る前ストレッチ</text:p>
          </table:table-cell>
          <table:table-cell table:style-name="ce3"/>
          <table:table-cell table:style-name="ce3"/>
          <table:table-cell table:style-name="ce3" office:value-type="string">
            <text:p>N-35-35-28.6 E-139-34-49.38</text:p>
          </table:table-cell>
          <table:table-cell table:style-name="ce29" table:formula="of:=IF([.E20]=&quot;&quot;;[.C20];CONCATENATE([.C20];&quot; / &quot;;[.E20]))" office:value-type="string" office:string-value="diary 初めて タイマー使用、寝る前ストレッチ">
            <text:p>diary 初めて タイマー使用、寝る前ストレッチ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formula="of:=[.A20]+1" office:value-type="float" office:value="20">
            <text:p>20</text:p>
          </table:table-cell>
          <table:table-cell table:style-name="ce3" office:value-type="string">
            <text:p>2019-11-08_12-36-44_000.m4a</text:p>
          </table:table-cell>
          <table:table-cell table:style-name="ce22" office:value-type="string">
            <text:p>diary 初めて 扉閉めた</text:p>
          </table:table-cell>
          <table:table-cell table:style-name="ce14"/>
          <table:table-cell table:style-name="ce3"/>
          <table:table-cell table:style-name="ce3" office:value-type="string">
            <text:p>N-35-35-28.56 E-139-34-50.26</text:p>
          </table:table-cell>
          <table:table-cell table:style-name="ce29" table:formula="of:=IF([.E21]=&quot;&quot;;[.C21];CONCATENATE([.C21];&quot; / &quot;;[.E21]))" office:value-type="string" office:string-value="diary 初めて 扉閉めた">
            <text:p>diary 初めて 扉閉めた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formula="of:=[.A21]+1" office:value-type="float" office:value="21">
            <text:p>21</text:p>
          </table:table-cell>
          <table:table-cell table:style-name="ce3" office:value-type="string">
            <text:p>2019-11-10_09-49-36_000.m4a</text:p>
          </table:table-cell>
          <table:table-cell table:style-name="ce22" office:value-type="string">
            <text:p>idea <text:s text:c="2"/>風邪引き、身体拭う</text:p>
          </table:table-cell>
          <table:table-cell table:style-name="ce14"/>
          <table:table-cell table:style-name="ce3"/>
          <table:table-cell table:style-name="ce3"/>
          <table:table-cell table:style-name="ce29" table:formula="of:=IF([.E22]=&quot;&quot;;[.C22];CONCATENATE([.C22];&quot; / &quot;;[.E22]))" office:value-type="string" office:string-value="idea   風邪引き、身体拭う">
            <text:p>idea <text:s text:c="2"/>風邪引き、身体拭う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formula="of:=[.A22]+1" office:value-type="float" office:value="22">
            <text:p>22</text:p>
          </table:table-cell>
          <table:table-cell table:style-name="ce3" office:value-type="string">
            <text:p>2019-11-11_16-41-18_000.mov</text:p>
          </table:table-cell>
          <table:table-cell table:style-name="ce6" office:value-type="string">
            <text:p>:VIDEO / @自宅 / メモ / guitar,gt / 演奏、play / g-1111-1 / wu flamenco:patt-12</text:p>
          </table:table-cell>
          <table:table-cell table:style-name="ce12"/>
          <table:table-cell table:style-name="ce3"/>
          <table:table-cell table:style-name="ce3" office:value-type="string">
            <text:p>N-35-35-27.67 E-139-34-50.59</text:p>
          </table:table-cell>
          <table:table-cell table:style-name="ce29" table:formula="of:=IF([.E23]=&quot;&quot;;[.C23];CONCATENATE([.C23];&quot; / &quot;;[.E23]))" office:value-type="string" office:string-value=":VIDEO / @自宅 / メモ / guitar,gt / 演奏、play / g-1111-1 / wu flamenco:patt-12">
            <text:p>:VIDEO / @自宅 / メモ / guitar,gt / 演奏、play / g-1111-1 / wu flamenco:patt-12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formula="of:=[.A23]+1" office:value-type="float" office:value="23">
            <text:p>23</text:p>
          </table:table-cell>
          <table:table-cell table:style-name="ce3" office:value-type="string">
            <text:p>2019-11-11_17-34-27_000.mov</text:p>
          </table:table-cell>
          <table:table-cell table:style-name="ce6" office:value-type="string">
            <text:p>:VIDEO / @自宅 / メモ / guitar,gt / 演奏、play / g-1111-2 / wu scale:k.A:patt-3(1):t.100</text:p>
          </table:table-cell>
          <table:table-cell table:style-name="ce3"/>
          <table:table-cell table:style-name="ce3"/>
          <table:table-cell table:style-name="ce3" office:value-type="string">
            <text:p>N-35-35-28.45 E-139-34-49.87</text:p>
          </table:table-cell>
          <table:table-cell table:style-name="ce29" table:formula="of:=IF([.E24]=&quot;&quot;;[.C24];CONCATENATE([.C24];&quot; / &quot;;[.E24]))" office:value-type="string" office:string-value=":VIDEO / @自宅 / メモ / guitar,gt / 演奏、play / g-1111-2 / wu scale:k.A:patt-3(1):t.100">
            <text:p>:VIDEO / @自宅 / メモ / guitar,gt / 演奏、play / g-1111-2 / wu scale:k.A:patt-3(1):t.10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formula="of:=[.A24]+1" office:value-type="float" office:value="24">
            <text:p>24</text:p>
          </table:table-cell>
          <table:table-cell table:style-name="ce3" office:value-type="string">
            <text:p>2019-11-12_00-10-03_000.mov</text:p>
          </table:table-cell>
          <table:table-cell table:style-name="ce3" office:value-type="string">
            <text:p>:VIDEO / @自宅 / メモ / 風邪引き / 状態、記録</text:p>
          </table:table-cell>
          <table:table-cell table:style-name="ce3"/>
          <table:table-cell table:style-name="ce3"/>
          <table:table-cell table:style-name="ce3" office:value-type="string">
            <text:p>N-35-27-27.91 E-139-32-0.36</text:p>
          </table:table-cell>
          <table:table-cell table:style-name="ce29" table:formula="of:=IF([.E25]=&quot;&quot;;[.C25];CONCATENATE([.C25];&quot; / &quot;;[.E25]))" office:value-type="string" office:string-value=":VIDEO / @自宅 / メモ / 風邪引き / 状態、記録">
            <text:p>:VIDEO / @自宅 / メモ / 風邪引き / 状態、記録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formula="of:=[.A25]+1" office:value-type="float" office:value="25">
            <text:p>25</text:p>
          </table:table-cell>
          <table:table-cell table:style-name="ce3" office:value-type="string">
            <text:p>2019-11-12_08-25-19_000.mov</text:p>
          </table:table-cell>
          <table:table-cell table:style-name="ce3" office:value-type="string">
            <text:p>:VIDEO / @自宅 / メモ / 風邪引き / 状態、記録</text:p>
          </table:table-cell>
          <table:table-cell table:style-name="ce3"/>
          <table:table-cell table:style-name="ce3"/>
          <table:table-cell table:style-name="ce3" office:value-type="string">
            <text:p>N-35-27-28.16 E-139-32-0.41</text:p>
          </table:table-cell>
          <table:table-cell table:style-name="ce29" table:formula="of:=IF([.E26]=&quot;&quot;;[.C26];CONCATENATE([.C26];&quot; / &quot;;[.E26]))" office:value-type="string" office:string-value=":VIDEO / @自宅 / メモ / 風邪引き / 状態、記録">
            <text:p>:VIDEO / @自宅 / メモ / 風邪引き / 状態、記録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3"/>
          <table:table-cell table:style-name="ce13"/>
          <table:table-cell table:style-name="ce3"/>
          <table:table-cell table:style-name="ce3" office:value-type="string">
            <text:p>N-35-27-28.75 E-139-32-0.25</text:p>
          </table:table-cell>
          <table:table-cell table:style-name="ce29" table:formula="of:=IF([.E27]=&quot;&quot;;[.C27];CONCATENATE([.C27];&quot; / &quot;;[.E2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3"/>
          <table:table-cell table:style-name="ce14"/>
          <table:table-cell table:style-name="ce3"/>
          <table:table-cell table:style-name="ce3" office:value-type="string">
            <text:p>N-35-27-28.54 E-139-32-0.08</text:p>
          </table:table-cell>
          <table:table-cell table:style-name="ce29" table:formula="of:=IF([.E28]=&quot;&quot;;[.C28];CONCATENATE([.C28];&quot; / &quot;;[.E2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3"/>
          <table:table-cell table:style-name="ce12"/>
          <table:table-cell table:style-name="ce3"/>
          <table:table-cell table:style-name="ce3" office:value-type="string">
            <text:p>N-35-27-28.51 E-139-32-0.25</text:p>
          </table:table-cell>
          <table:table-cell table:style-name="ce29" table:formula="of:=IF([.E29]=&quot;&quot;;[.C29];CONCATENATE([.C29];&quot; / &quot;;[.E2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27-27.48 E-139-31-59.97</text:p>
          </table:table-cell>
          <table:table-cell table:style-name="ce29" table:formula="of:=IF([.E30]=&quot;&quot;;[.C30];CONCATENATE([.C30];&quot; / &quot;;[.E3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27-27.48 E-139-31-59.97</text:p>
          </table:table-cell>
          <table:table-cell table:style-name="ce29" table:formula="of:=IF([.E31]=&quot;&quot;;[.C31];CONCATENATE([.C31];&quot; / &quot;;[.E3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27-27.48 E-139-32-0.3</text:p>
          </table:table-cell>
          <table:table-cell table:style-name="ce29" table:formula="of:=IF([.E32]=&quot;&quot;;[.C32];CONCATENATE([.C32];&quot; / &quot;;[.E3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27-27.63 E-139-32-0.08</text:p>
          </table:table-cell>
          <table:table-cell table:style-name="ce29" table:formula="of:=IF([.E33]=&quot;&quot;;[.C33];CONCATENATE([.C33];&quot; / &quot;;[.E3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27-29.6 E-139-32-1.4</text:p>
          </table:table-cell>
          <table:table-cell table:style-name="ce29" table:formula="of:=IF([.E34]=&quot;&quot;;[.C34];CONCATENATE([.C34];&quot; / &quot;;[.E3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7-34.86 E-139-31-57.33</text:p>
          </table:table-cell>
          <table:table-cell table:style-name="ce29" table:formula="of:=IF([.E35]=&quot;&quot;;[.C35];CONCATENATE([.C35];&quot; / &quot;;[.E3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7-35.13 E-139-31-57.11</text:p>
          </table:table-cell>
          <table:table-cell table:style-name="ce29" table:formula="of:=IF([.E36]=&quot;&quot;;[.C36];CONCATENATE([.C36];&quot; / &quot;;[.E3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7-35.13 E-139-31-57.11</text:p>
          </table:table-cell>
          <table:table-cell table:style-name="ce29" table:formula="of:=IF([.E37]=&quot;&quot;;[.C37];CONCATENATE([.C37];&quot; / &quot;;[.E3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67 E-139-34-50.04</text:p>
          </table:table-cell>
          <table:table-cell table:style-name="ce29" table:formula="of:=IF([.E38]=&quot;&quot;;[.C38];CONCATENATE([.C38];&quot; / &quot;;[.E3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 office:value-type="string">
            <text:p>N-35-35-28.34 E-139-34-50.04</text:p>
          </table:table-cell>
          <table:table-cell table:style-name="ce29" table:formula="of:=IF([.E39]=&quot;&quot;;[.C39];CONCATENATE([.C39];&quot; / &quot;;[.E3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14"/>
          <table:table-cell table:style-name="ce12"/>
          <table:table-cell table:style-name="ce3"/>
          <table:table-cell table:style-name="ce3"/>
          <table:table-cell table:style-name="ce29" table:formula="of:=IF([.E40]=&quot;&quot;;[.C40];CONCATENATE([.C40];&quot; / &quot;;[.E4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14"/>
          <table:table-cell table:style-name="ce14"/>
          <table:table-cell table:style-name="ce3"/>
          <table:table-cell table:style-name="ce3" office:value-type="string">
            <text:p>N-35-35-27.72 E-139-34-49.98</text:p>
          </table:table-cell>
          <table:table-cell table:style-name="ce29" table:formula="of:=IF([.E41]=&quot;&quot;;[.C41];CONCATENATE([.C41];&quot; / &quot;;[.E4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74 E-139-34-49.16</text:p>
          </table:table-cell>
          <table:table-cell table:style-name="ce29" table:formula="of:=IF([.E42]=&quot;&quot;;[.C42];CONCATENATE([.C42];&quot; / &quot;;[.E4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71 E-139-34-49.71</text:p>
          </table:table-cell>
          <table:table-cell table:style-name="ce29" table:formula="of:=IF([.E43]=&quot;&quot;;[.C43];CONCATENATE([.C43];&quot; / &quot;;[.E4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96 E-139-34-49.32</text:p>
          </table:table-cell>
          <table:table-cell table:style-name="ce29" table:formula="of:=IF([.E44]=&quot;&quot;;[.C44];CONCATENATE([.C44];&quot; / &quot;;[.E4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52 E-139-34-49.6</text:p>
          </table:table-cell>
          <table:table-cell table:style-name="ce29" table:formula="of:=IF([.E45]=&quot;&quot;;[.C45];CONCATENATE([.C45];&quot; / &quot;;[.E4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9 E-139-34-49.49</text:p>
          </table:table-cell>
          <table:table-cell table:style-name="ce29" table:formula="of:=IF([.E46]=&quot;&quot;;[.C46];CONCATENATE([.C46];&quot; / &quot;;[.E4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42 E-139-34-49.71</text:p>
          </table:table-cell>
          <table:table-cell table:style-name="ce29" table:formula="of:=IF([.E47]=&quot;&quot;;[.C47];CONCATENATE([.C47];&quot; / &quot;;[.E4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44 E-139-34-50.04</text:p>
          </table:table-cell>
          <table:table-cell table:style-name="ce29" table:formula="of:=IF([.E48]=&quot;&quot;;[.C48];CONCATENATE([.C48];&quot; / &quot;;[.E4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42 E-139-34-49.82</text:p>
          </table:table-cell>
          <table:table-cell table:style-name="ce29" table:formula="of:=IF([.E49]=&quot;&quot;;[.C49];CONCATENATE([.C49];&quot; / &quot;;[.E4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6.65 E-139-34-48.12</text:p>
          </table:table-cell>
          <table:table-cell table:style-name="ce29" table:formula="of:=IF([.E50]=&quot;&quot;;[.C50];CONCATENATE([.C50];&quot; / &quot;;[.E5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37 E-139-34-49.43</text:p>
          </table:table-cell>
          <table:table-cell table:style-name="ce29" table:formula="of:=IF([.E51]=&quot;&quot;;[.C51];CONCATENATE([.C51];&quot; / &quot;;[.E5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3 E-139-34-49.93</text:p>
          </table:table-cell>
          <table:table-cell table:style-name="ce29" table:formula="of:=IF([.E52]=&quot;&quot;;[.C52];CONCATENATE([.C52];&quot; / &quot;;[.E5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3"/>
          <table:table-cell table:style-name="ce14"/>
          <table:table-cell table:style-name="ce3"/>
          <table:table-cell table:style-name="ce3" office:value-type="string">
            <text:p>N-35-35-28.75 E-139-34-49.49</text:p>
          </table:table-cell>
          <table:table-cell table:style-name="ce29" table:formula="of:=IF([.E53]=&quot;&quot;;[.C53];CONCATENATE([.C53];&quot; / &quot;;[.E5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45 E-139-34-49.32</text:p>
          </table:table-cell>
          <table:table-cell table:style-name="ce29" table:formula="of:=IF([.E54]=&quot;&quot;;[.C54];CONCATENATE([.C54];&quot; / &quot;;[.E5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22 E-139-34-49.65</text:p>
          </table:table-cell>
          <table:table-cell table:style-name="ce29" table:formula="of:=IF([.E55]=&quot;&quot;;[.C55];CONCATENATE([.C55];&quot; / &quot;;[.E5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3 E-139-34-49.87</text:p>
          </table:table-cell>
          <table:table-cell table:style-name="ce29" table:formula="of:=IF([.E56]=&quot;&quot;;[.C56];CONCATENATE([.C56];&quot; / &quot;;[.E5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18 E-139-34-49.16</text:p>
          </table:table-cell>
          <table:table-cell table:style-name="ce29" table:formula="of:=IF([.E57]=&quot;&quot;;[.C57];CONCATENATE([.C57];&quot; / &quot;;[.E5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4.76 E-139-4-57.13</text:p>
          </table:table-cell>
          <table:table-cell table:style-name="ce29" table:formula="of:=IF([.E58]=&quot;&quot;;[.C58];CONCATENATE([.C58];&quot; / &quot;;[.E5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4.57 E-139-4-59.1</text:p>
          </table:table-cell>
          <table:table-cell table:style-name="ce29" table:formula="of:=IF([.E59]=&quot;&quot;;[.C59];CONCATENATE([.C59];&quot; / &quot;;[.E5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3"/>
          <table:table-cell table:style-name="ce14"/>
          <table:table-cell table:style-name="ce3"/>
          <table:table-cell table:style-name="ce3" office:value-type="string">
            <text:p>N-35-23-44.39 E-139-4-58.88</text:p>
          </table:table-cell>
          <table:table-cell table:style-name="ce29" table:formula="of:=IF([.E60]=&quot;&quot;;[.C60];CONCATENATE([.C60];&quot; / &quot;;[.E6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3"/>
          <table:table-cell table:style-name="ce12"/>
          <table:table-cell table:style-name="ce3"/>
          <table:table-cell table:style-name="ce3" office:value-type="string">
            <text:p>N-35-23-44.21 E-139-4-58.66</text:p>
          </table:table-cell>
          <table:table-cell table:style-name="ce29" table:formula="of:=IF([.E61]=&quot;&quot;;[.C61];CONCATENATE([.C61];&quot; / &quot;;[.E6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3"/>
          <table:table-cell table:style-name="ce14"/>
          <table:table-cell table:style-name="ce3"/>
          <table:table-cell table:style-name="ce3" office:value-type="string">
            <text:p>N-35-23-44.31 E-139-4-58.88</text:p>
          </table:table-cell>
          <table:table-cell table:style-name="ce29" table:formula="of:=IF([.E62]=&quot;&quot;;[.C62];CONCATENATE([.C62];&quot; / &quot;;[.E6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4.31 E-139-4-58.88</text:p>
          </table:table-cell>
          <table:table-cell table:style-name="ce29" table:formula="of:=IF([.E63]=&quot;&quot;;[.C63];CONCATENATE([.C63];&quot; / &quot;;[.E6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4.31 E-139-4-58.88</text:p>
          </table:table-cell>
          <table:table-cell table:style-name="ce29" table:formula="of:=IF([.E64]=&quot;&quot;;[.C64];CONCATENATE([.C64];&quot; / &quot;;[.E6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5.04 E-139-4-58.0</text:p>
          </table:table-cell>
          <table:table-cell table:style-name="ce29" table:formula="of:=IF([.E65]=&quot;&quot;;[.C65];CONCATENATE([.C65];&quot; / &quot;;[.E6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5.04 E-139-4-58.0</text:p>
          </table:table-cell>
          <table:table-cell table:style-name="ce29" table:formula="of:=IF([.E66]=&quot;&quot;;[.C66];CONCATENATE([.C66];&quot; / &quot;;[.E6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4 E-139-4-58.0</text:p>
          </table:table-cell>
          <table:table-cell table:style-name="ce29" table:formula="of:=IF([.E67]=&quot;&quot;;[.C67];CONCATENATE([.C67];&quot; / &quot;;[.E6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8.0</text:p>
          </table:table-cell>
          <table:table-cell table:style-name="ce29" table:formula="of:=IF([.E68]=&quot;&quot;;[.C68];CONCATENATE([.C68];&quot; / &quot;;[.E6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8.0</text:p>
          </table:table-cell>
          <table:table-cell table:style-name="ce29" table:formula="of:=IF([.E69]=&quot;&quot;;[.C69];CONCATENATE([.C69];&quot; / &quot;;[.E6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5 E-139-4-57.89</text:p>
          </table:table-cell>
          <table:table-cell table:style-name="ce29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2 E-139-4-58.28</text:p>
          </table:table-cell>
          <table:table-cell table:style-name="ce29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2 E-139-4-58.28</text:p>
          </table:table-cell>
          <table:table-cell table:style-name="ce29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8.17</text:p>
          </table:table-cell>
          <table:table-cell table:style-name="ce29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7 E-139-4-57.84</text:p>
          </table:table-cell>
          <table:table-cell table:style-name="ce29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4 E-139-4-57.51</text:p>
          </table:table-cell>
          <table:table-cell table:style-name="ce29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7.62</text:p>
          </table:table-cell>
          <table:table-cell table:style-name="ce29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7.73</text:p>
          </table:table-cell>
          <table:table-cell table:style-name="ce29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7.84</text:p>
          </table:table-cell>
          <table:table-cell table:style-name="ce29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8 E-139-4-57.89</text:p>
          </table:table-cell>
          <table:table-cell table:style-name="ce29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4 E-139-4-58.0</text:p>
          </table:table-cell>
          <table:table-cell table:style-name="ce29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9 E-139-4-58.0</text:p>
          </table:table-cell>
          <table:table-cell table:style-name="ce29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9 E-139-4-58.0</text:p>
          </table:table-cell>
          <table:table-cell table:style-name="ce29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7.89</text:p>
          </table:table-cell>
          <table:table-cell table:style-name="ce29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5 E-139-4-57.67</text:p>
          </table:table-cell>
          <table:table-cell table:style-name="ce29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1 E-139-4-57.73</text:p>
          </table:table-cell>
          <table:table-cell table:style-name="ce29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7 E-139-4-57.4</text:p>
          </table:table-cell>
          <table:table-cell table:style-name="ce29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2 E-139-4-57.4</text:p>
          </table:table-cell>
          <table:table-cell table:style-name="ce2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1 E-139-4-57.34</text:p>
          </table:table-cell>
          <table:table-cell table:style-name="ce2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7.29</text:p>
          </table:table-cell>
          <table:table-cell table:style-name="ce2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4 E-139-4-57.51</text:p>
          </table:table-cell>
          <table:table-cell table:style-name="ce2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7.56</text:p>
          </table:table-cell>
          <table:table-cell table:style-name="ce2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53 E-139-4-57.24</text:p>
          </table:table-cell>
          <table:table-cell table:style-name="ce2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6 E-139-4-56.8</text:p>
          </table:table-cell>
          <table:table-cell table:style-name="ce29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7 E-139-4-57.07</text:p>
          </table:table-cell>
          <table:table-cell table:style-name="ce29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7.34</text:p>
          </table:table-cell>
          <table:table-cell table:style-name="ce29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7.34</text:p>
          </table:table-cell>
          <table:table-cell table:style-name="ce29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39 E-139-4-57.67</text:p>
          </table:table-cell>
          <table:table-cell table:style-name="ce29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37 E-139-4-57.67</text:p>
          </table:table-cell>
          <table:table-cell table:style-name="ce29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37 E-139-4-57.67</text:p>
          </table:table-cell>
          <table:table-cell table:style-name="ce29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9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9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9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9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9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9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9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9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9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9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9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3 E-139-4-58.77</text:p>
          </table:table-cell>
          <table:table-cell table:style-name="ce29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1 E-139-4-58.39</text:p>
          </table:table-cell>
          <table:table-cell table:style-name="ce29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8 E-139-4-58.22</text:p>
          </table:table-cell>
          <table:table-cell table:style-name="ce29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6 E-139-4-58.61</text:p>
          </table:table-cell>
          <table:table-cell table:style-name="ce29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6 E-139-4-58.61</text:p>
          </table:table-cell>
          <table:table-cell table:style-name="ce29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9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9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9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9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9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61</text:p>
          </table:table-cell>
          <table:table-cell table:style-name="ce29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9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9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9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9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9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9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5</text:p>
          </table:table-cell>
          <table:table-cell table:style-name="ce29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9 E-139-4-58.44</text:p>
          </table:table-cell>
          <table:table-cell table:style-name="ce29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 E-139-4-58.44</text:p>
          </table:table-cell>
          <table:table-cell table:style-name="ce29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 E-139-4-58.5</text:p>
          </table:table-cell>
          <table:table-cell table:style-name="ce29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5</text:p>
          </table:table-cell>
          <table:table-cell table:style-name="ce29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4 E-139-4-58.5</text:p>
          </table:table-cell>
          <table:table-cell table:style-name="ce29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2 E-139-4-58.44</text:p>
          </table:table-cell>
          <table:table-cell table:style-name="ce29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64 E-139-4-57.95</text:p>
          </table:table-cell>
          <table:table-cell table:style-name="ce29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9 E-139-4-58.06</text:p>
          </table:table-cell>
          <table:table-cell table:style-name="ce29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 E-139-4-58.22</text:p>
          </table:table-cell>
          <table:table-cell table:style-name="ce29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 E-139-4-58.22</text:p>
          </table:table-cell>
          <table:table-cell table:style-name="ce29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 E-139-4-58.22</text:p>
          </table:table-cell>
          <table:table-cell table:style-name="ce29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5 E-139-4-58.28</text:p>
          </table:table-cell>
          <table:table-cell table:style-name="ce29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4 E-139-4-58.33</text:p>
          </table:table-cell>
          <table:table-cell table:style-name="ce29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2 E-139-4-58.22</text:p>
          </table:table-cell>
          <table:table-cell table:style-name="ce29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6 E-139-4-58.5</text:p>
          </table:table-cell>
          <table:table-cell table:style-name="ce29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6 E-139-4-58.5</text:p>
          </table:table-cell>
          <table:table-cell table:style-name="ce29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6 E-139-4-58.5</text:p>
          </table:table-cell>
          <table:table-cell table:style-name="ce29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6 E-139-4-58.5</text:p>
          </table:table-cell>
          <table:table-cell table:style-name="ce29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81 E-139-4-58.44</text:p>
          </table:table-cell>
          <table:table-cell table:style-name="ce29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81 E-139-4-58.44</text:p>
          </table:table-cell>
          <table:table-cell table:style-name="ce29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03 E-139-4-58.66</text:p>
          </table:table-cell>
          <table:table-cell table:style-name="ce29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03 E-139-4-58.66</text:p>
          </table:table-cell>
          <table:table-cell table:style-name="ce29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06 E-139-4-58.61</text:p>
          </table:table-cell>
          <table:table-cell table:style-name="ce29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36 E-139-4-58.72</text:p>
          </table:table-cell>
          <table:table-cell table:style-name="ce29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3 E-139-4-58.61</text:p>
          </table:table-cell>
          <table:table-cell table:style-name="ce29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3 E-139-4-58.61</text:p>
          </table:table-cell>
          <table:table-cell table:style-name="ce29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5 E-139-4-58.88</text:p>
          </table:table-cell>
          <table:table-cell table:style-name="ce29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3 E-139-4-58.88</text:p>
          </table:table-cell>
          <table:table-cell table:style-name="ce29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3 E-139-4-58.88</text:p>
          </table:table-cell>
          <table:table-cell table:style-name="ce29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5 E-139-4-58.44</text:p>
          </table:table-cell>
          <table:table-cell table:style-name="ce29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86 E-139-4-57.4</text:p>
          </table:table-cell>
          <table:table-cell table:style-name="ce29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45 E-139-4-58.33</text:p>
          </table:table-cell>
          <table:table-cell table:style-name="ce29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49 E-139-4-58.55</text:p>
          </table:table-cell>
          <table:table-cell table:style-name="ce29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53 E-139-4-58.55</text:p>
          </table:table-cell>
          <table:table-cell table:style-name="ce29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75 E-139-4-57.89</text:p>
          </table:table-cell>
          <table:table-cell table:style-name="ce29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75 E-139-4-57.89</text:p>
          </table:table-cell>
          <table:table-cell table:style-name="ce29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7 E-139-4-58.94</text:p>
          </table:table-cell>
          <table:table-cell table:style-name="ce29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9.21</text:p>
          </table:table-cell>
          <table:table-cell table:style-name="ce29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9.1</text:p>
          </table:table-cell>
          <table:table-cell table:style-name="ce29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9.1</text:p>
          </table:table-cell>
          <table:table-cell table:style-name="ce29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9.1</text:p>
          </table:table-cell>
          <table:table-cell table:style-name="ce29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57 E-139-4-58.99</text:p>
          </table:table-cell>
          <table:table-cell table:style-name="ce29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33 E-139-4-59.1</text:p>
          </table:table-cell>
          <table:table-cell table:style-name="ce29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6 E-139-4-58.99</text:p>
          </table:table-cell>
          <table:table-cell table:style-name="ce29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3 E-139-4-58.19</text:p>
          </table:table-cell>
          <table:table-cell table:style-name="ce29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9 E-139-4-58.77</text:p>
          </table:table-cell>
          <table:table-cell table:style-name="ce29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 E-139-4-58.72</text:p>
          </table:table-cell>
          <table:table-cell table:style-name="ce29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8.72</text:p>
          </table:table-cell>
          <table:table-cell table:style-name="ce29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8.72</text:p>
          </table:table-cell>
          <table:table-cell table:style-name="ce29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8.72</text:p>
          </table:table-cell>
          <table:table-cell table:style-name="ce29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5 E-139-4-58.44</text:p>
          </table:table-cell>
          <table:table-cell table:style-name="ce29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4 E-139-4-58.28</text:p>
          </table:table-cell>
          <table:table-cell table:style-name="ce29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8 E-139-4-58.22</text:p>
          </table:table-cell>
          <table:table-cell table:style-name="ce29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8 E-139-4-58.28</text:p>
          </table:table-cell>
          <table:table-cell table:style-name="ce29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8.28</text:p>
          </table:table-cell>
          <table:table-cell table:style-name="ce29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8.28</text:p>
          </table:table-cell>
          <table:table-cell table:style-name="ce29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8.28</text:p>
          </table:table-cell>
          <table:table-cell table:style-name="ce29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35-22.37 E-139-34-49.05</text:p>
          </table:table-cell>
          <table:table-cell table:style-name="ce29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3"/>
          <table:table-cell table:style-name="ce3"/>
          <table:table-cell table:style-name="ce3"/>
          <table:table-cell table:style-name="ce3" office:value-type="string">
            <text:p>N-35-35-28.23 E-139-34-49.65</text:p>
          </table:table-cell>
          <table:table-cell table:style-name="ce29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35-28.56 E-139-34-49.76</text:p>
          </table:table-cell>
          <table:table-cell table:style-name="ce29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35-28.55 E-139-34-49.49</text:p>
          </table:table-cell>
          <table:table-cell table:style-name="ce29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5" table:number-rows-repeated="7">
          <table:table-cell table:number-columns-repeated="2"/>
          <table:table-cell table:style-name="ce23"/>
          <table:table-cell table:number-columns-repeated="3"/>
          <table:table-cell table:style-name="ce29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2"/>
          <table:table-cell table:style-name="ce24" office:value-type="float" office:value="19">
            <text:p>19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float" office:value="26">
            <text:p>26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25" office:value-type="float" office:value="26">
            <text:p>26</text:p>
          </table:table-cell>
          <table:table-cell table:number-columns-repeated="1021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5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6" table:formula="of:=COUNTBLANK([.$C$2:.C26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8" office:value-type="string">
            <text:p>-*</text:p>
          </table:table-cell>
          <table:table-cell table:style-name="ce26" table:formula="of:=COUNTIF([.$C$2:.$C26];&quot;-\*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XXX</text:p>
          </table:table-cell>
          <table:table-cell table:style-name="ce26" table:formula="of:=SUM(無題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8" office:value-type="string">
            <text:p>total</text:p>
          </table:table-cell>
          <table:table-cell table:style-name="ce26" table:formula="of:=COUNTA([.$B$2:.$B26])" office:value-type="float" office:value="25">
            <text:p>25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7"/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m XXX</text:p>
          </table:table-cell>
          <table:table-cell table:style-name="ce26" table:formula="of:=COUNTIF([.$C$2:.$C26];&quot;:m XX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8" office:value-type="string">
            <text:p>:m music / log / kb / </text:p>
          </table:table-cell>
          <table:table-cell table:style-name="ce26" table:formula="of:=COUNTIF([.$C$2:.$C26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8" office:value-type="string">
            <text:p>:m XXX</text:p>
          </table:table-cell>
          <table:table-cell table:style-name="ce26" table:formula="of:=COUNTIF([.$C$2:.$C26];&quot;:m XX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8" office:value-type="string">
            <text:p>:m X-X</text:p>
          </table:table-cell>
          <table:table-cell table:style-name="ce26" table:formula="of:=COUNTIF([.$C$2:.$C26];&quot;:m X-X&quot;)" office:value-type="float" office:value="0">
            <text:p>0</text:p>
          </table:table-cell>
          <table:table-cell table:number-columns-repeated="1021"/>
        </table:table-row>
        <table:table-row table:style-name="ro9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6" table:formula="of:=COUNTIF([.$C$2:.$C26];[.B2123])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6" table:formula="of:=COUNTIF([.$C$2:.$C26];[.B2123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6" table:formula="of:=COUNTIF([.$C$2:.$C25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6" table:formula="of:=COUNTIF([.$C$2:.$C2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/>
          <table:table-cell table:style-name="ce11"/>
          <table:table-cell table:number-columns-repeated="1022"/>
        </table:table-row>
        <table:table-row table:style-name="ro11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13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12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12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4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4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 office:value-type="string">
            <text:p>*</text:p>
          </table:table-cell>
          <table:table-cell table:style-name="ce14" office:value-type="string">
            <text:p>:m :PHOTO 起きた時刻 / 2019</text:p>
          </table:table-cell>
          <table:table-cell table:style-name="ce12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:PHOTO 寝た時刻 / 2019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5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4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 office:value-type="string">
            <text:p>*</text:p>
          </table:table-cell>
          <table:table-cell table:style-name="ce16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6" office:value-type="string">
            <text:p>:VIDEO / @自宅 / メモ / guitar,gt / 演奏、play / g-111X-X / XX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6" office:value-type="string">
            <text:p>:VIDEO / @自宅 / メモ / kb,keyboard / 演奏 / k-110X-X / XX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 table:number-columns-repeated="3"/>
          <table:table-cell table:number-columns-repeated="1021"/>
        </table:table-row>
        <table:table-row table:style-name="ro5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7" office:value-type="string">
            <text:p>*</text:p>
          </table:table-cell>
          <table:table-cell table:style-name="ce17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5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5" table:number-rows-repeated="1815">
          <table:table-cell table:number-columns-repeated="1024"/>
        </table:table-row>
        <table:table-row table:style-name="ro5">
          <table:table-cell/>
          <table:table-cell/>
          <table:table-cell table:number-columns-repeated="1022"/>
        </table:table-row>
        <table:table-row table:style-name="ro5" table:number-rows-repeated="1046452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2">2019/11/12</text:date>, <text:time>10:28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1-12T10:28:26.53</dc:date>
    <dc:creator>iwabuchi ken</dc:creator>
    <meta:editing-duration>P13DT3H56M33S</meta:editing-duration>
    <meta:editing-cycles>5317</meta:editing-cycles>
    <meta:document-statistic meta:table-count="1" meta:cell-count="934" meta:object-count="0"/>
  </office:meta>
</office:document-meta>
</file>